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7.2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5" table:default-cell-style-name="Default"/>
        <table:table-row table:style-name="ro1">
          <table:table-cell office:value-type="string">
            <text:p>chan</text:p>
          </table:table-cell>
          <table:table-cell office:value-type="string">
            <text:p><text:s/>rate</text:p>
          </table:table-cell>
          <table:table-cell office:value-type="string">
            <text:p><text:s/>power</text:p>
          </table:table-cell>
          <table:table-cell office:value-type="string">
            <text:p><text:s/>delay</text:p>
          </table:table-cell>
          <table:table-cell office:value-type="string">
            <text:p><text:s/>retransmissions</text:p>
          </table:table-cell>
          <table:table-cell office:value-type="string">
            <text:p><text:s/>distance (cm)</text:p>
          </table:table-cell>
          <table:table-cell office:value-type="string">
            <text:p><text:s/>transmitted</text:p>
          </table:table-cell>
          <table:table-cell office:value-type="string">
            <text:p><text:s/>received</text:p>
          </table:table-cell>
          <table:table-cell table:style-name="Default" office:value-type="string">
            <text:p><text:s/>% received</text:p>
          </table:table-cell>
          <table:table-cell office:value-type="string">
            <text:p>observatio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style-name="Default" table:formula="of:=[.G2]/[.H2]*100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style-name="Default" table:formula="of:=[.G3]/[.H3]*100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formula="of:=[.G4]/[.H4]*100" office:value-type="float" office:value="96.6666666666667">
            <text:p>96.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style-name="Default" table:formula="of:=[.G5]/[.H5]*100" office:value-type="float" office:value="59">
            <text:p>59</text:p>
          </table:table-cell>
          <table:table-cell office:value-type="string">
            <text:p>DIFFERENT DAY, OTHER RESULTS !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formula="of:=[.G6]/[.H6]*100" office:value-type="float" office:value="73.8095238095238">
            <text:p>73.8</text:p>
          </table:table-cell>
          <table:table-cell office:value-type="string">
            <text:p>CRASHE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formula="of:=[.G7]/[.H7]*100" office:value-type="float" office:value="97">
            <text:p>97.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20">
            <text:p>220</text:p>
          </table:table-cell>
          <table:table-cell table:formula="of:=[.G8]/[.H8]*100" office:value-type="float" office:value="100">
            <text:p>100.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6d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03">
            <text:p>203</text:p>
          </table:table-cell>
          <table:table-cell table:formula="of:=[.G9]/[.H9]*100" office:value-type="float" office:value="98.5221674876847">
            <text:p>98.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18d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table:formula="of:=[.G10]/[.H10]*100" office:value-type="float" office:value="96">
            <text:p>96.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formula="of:=[.G11]/[.H11]*100" office:value-type="float" office:value="98.6666666666667">
            <text:p>98.7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Mbs</text:p>
          </table:table-cell>
          <table:table-cell office:value-type="string">
            <text:p>0d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47">
            <text:p>547</text:p>
          </table:table-cell>
          <table:table-cell table:formula="of:=[.G13]/[.H13]*100" office:value-type="float" office:value="3.10786106032907">
            <text:p>3.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Mbs</text:p>
          </table:table-cell>
          <table:table-cell office:value-type="string">
            <text:p>0d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27+55" office:value-type="float" office:value="82">
            <text:p>82</text:p>
          </table:table-cell>
          <table:table-cell table:formula="of:=[.G14]/[.H14]*100" office:value-type="float" office:value="2.4390243902439">
            <text:p>2.4</text:p>
          </table:table-cell>
          <table:table-cell office:value-type="string">
            <text:p>CRAHSED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50Kbs</text:p>
          </table:table-cell>
          <table:table-cell office:value-type="string">
            <text:p>0d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formula="of:=[.G16]/[.H16]*100" office:value-type="float" office:value="0.900900900900901">
            <text:p>0.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50Kbs</text:p>
          </table:table-cell>
          <table:table-cell office:value-type="string">
            <text:p>0db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[.G17]/[.H17]*100" office:value-type="float" office:value="4.6875">
            <text:p>4.7</text:p>
          </table:table-cell>
          <table:table-cell office:value-type="string">
            <text:p>CRAHS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25/06/2014</text:date>, <text:time>09:48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Salvi</meta:initial-creator>
    <meta:creation-date>2014-06-24T10:01:26.64</meta:creation-date>
    <dc:date>2014-06-25T09:48:43.83</dc:date>
    <dc:creator>Dario Salvi</dc:creator>
    <meta:editing-duration>PT52M4S</meta:editing-duration>
    <meta:editing-cycles>4</meta:editing-cycles>
    <meta:generator>OpenOffice/4.1.0$Win32 OpenOffice.org_project/410m18$Build-9764</meta:generator>
    <meta:document-statistic meta:table-count="1" meta:cell-count="140" meta:object-count="0"/>
  </office:meta>
</office:document-meta>
</file>